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9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0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1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12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3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3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3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3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3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3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3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3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3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</table:table-row>
        <table:table-row table:style-name="ro12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0)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3" office:value-type="float" office:value="200" calcext:value-type="float">
            <text:p>200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3" office:value-type="float" office:value="1300" calcext:value-type="float">
            <text:p>13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3" office:value-type="float" office:value="400" calcext:value-type="float">
            <text:p>4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table:number-columns-repeated="2"/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/>
        </table:table-row>
        <table:table-row table:style-name="ro3">
          <table:table-cell table:number-columns-repeated="8"/>
          <table:table-cell table:style-name="Default"/>
          <table:table-cell table:style-name="ce22" office:value-type="float" office:value="43550" calcext:value-type="float">
            <text:p>4355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table:number-columns-repeated="4"/>
          <table:table-cell table:style-name="ce17" table:formula="of:=SUM([.B25:.F25])" office:value-type="float" office:value="6600" calcext:value-type="float">
            <text:p>6600</text:p>
          </table:table-cell>
          <table:table-cell table:style-name="ce23" table:formula="of:=SUM([.B44:.F44])" office:value-type="float" office:value="440" calcext:value-type="float">
            <text:p>440</text:p>
          </table:table-cell>
          <table:table-cell office:value-type="string" calcext:value-type="string">
            <text:p>Անի Գ․</text:p>
          </table:table-cell>
          <table:table-cell table:number-columns-repeated="2"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440" calcext:value-type="float">
            <text:p>44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440" calcext:value-type="float">
            <text:p>44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440" calcext:value-type="float">
            <text:p>44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440" calcext:value-type="float">
            <text:p>440</text:p>
          </table:table-cell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];[.D44];[.E44])" office:value-type="float" office:value="440" calcext:value-type="float">
            <text:p>440</text:p>
          </table:table-cell>
          <table:table-cell table:style-name="ce44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440" calcext:value-type="float">
            <text:p>440</text:p>
          </table:table-cell>
          <table:table-cell table:style-name="ce44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440" calcext:value-type="float">
            <text:p>44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2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44:.F44])" office:value-type="float" office:value="440" calcext:value-type="float">
            <text:p>44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table:formula="of:=SUM([.B44:.F44])" office:value-type="float" office:value="440" calcext:value-type="float">
            <text:p>44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table:number-columns-repeated="3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440" calcext:value-type="float">
            <text:p>440</text:p>
          </table:table-cell>
          <table:table-cell office:value-type="string" calcext:value-type="string">
            <text:p>Mhe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440" calcext:value-type="float">
            <text:p>440</text:p>
          </table:table-cell>
          <table:table-cell office:value-type="string" calcext:value-type="string">
            <text:p>Davi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440" calcext:value-type="float">
            <text:p>440</text:p>
          </table:table-cell>
          <table:table-cell table:style-name="ce44" office:value-type="string" calcext:value-type="string">
            <text:p>Taron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440" calcext:value-type="float">
            <text:p>440</text:p>
          </table:table-cell>
          <table:table-cell office:value-type="string" calcext:value-type="string">
            <text:p>Hrach</text:p>
          </table:table-cell>
          <table:table-cell table:number-columns-repeated="2"/>
        </table:table-row>
        <table:table-row table:style-name="ro3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6" office:value-type="float" office:value="0" calcext:value-type="float">
            <text:p>0</text:p>
          </table:table-cell>
          <table:table-cell table:style-name="ce17" table:formula="of:=[.D25]/15" office:value-type="float" office:value="0" calcext:value-type="float">
            <text:p>0</text:p>
          </table:table-cell>
          <table:table-cell table:style-name="ce17" table:formula="of:=[.E25]/15" office:value-type="float" office:value="0" calcext:value-type="float">
            <text:p>0</text:p>
          </table:table-cell>
          <table:table-cell table:style-name="ce17" table:formula="of:=[.F25]/18" office:value-type="float" office:value="0" calcext:value-type="float">
            <text:p>0</text:p>
          </table:table-cell>
          <table:table-cell/>
          <table:table-cell table:formula="of:=SUM([.B44:.F44])" office:value-type="float" office:value="440" calcext:value-type="float">
            <text:p>440</text:p>
          </table:table-cell>
          <table:table-cell table:style-name="ce46" office:value-type="string" calcext:value-type="string">
            <text:p>Tina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Stepan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7" table:formula="of:=SUM([.H25:.H45])" office:value-type="float" office:value="6600" calcext:value-type="float">
            <text:p>66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11:38:00.539113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07T11:42:45.095848057</dc:date>
    <meta:editing-duration>P2DT23H23M6S</meta:editing-duration>
    <meta:editing-cycles>1338</meta:editing-cycles>
    <meta:generator>LibreOffice/4.2.8.2$Linux_X86_64 LibreOffice_project/420m0$Build-2</meta:generator>
    <meta:document-statistic meta:table-count="10" meta:cell-count="3179" meta:object-count="0"/>
  </office:meta>
</office:document-meta>
</file>